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venir" svg:font-family="Avenir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venir1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arameters" style:family="table">
      <style:table-properties style:width="6.925in" table:align="margins"/>
    </style:style>
    <style:style style:name="Parameters.A" style:family="table-column">
      <style:table-column-properties style:column-width="2.3083in" style:rel-column-width="21845*"/>
    </style:style>
    <style:style style:name="Parameter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Parameters.C1" style:family="table-cell">
      <style:table-cell-properties fo:padding="0.0382in" fo:border="0.0007in solid #000000"/>
    </style:style>
    <style:style style:name="Parameters.A2" style:family="table-cell">
      <style:table-cell-properties fo:padding="0.0382in" fo:border-left="0.0007in solid #000000" fo:border-right="none" fo:border-top="none" fo:border-bottom="0.0007in solid #000000"/>
    </style:style>
    <style:style style:name="Parameters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5" style:family="table">
      <style:table-properties style:width="6.9271in" fo:margin-left="0.0042in" fo:margin-right="-0.0063in" table:align="margins"/>
    </style:style>
    <style:style style:name="Table5.A" style:family="table-column">
      <style:table-column-properties style:column-width="2.3125in" style:rel-column-width="21877*"/>
    </style:style>
    <style:style style:name="Table5.B" style:family="table-column">
      <style:table-column-properties style:column-width="2.3021in" style:rel-column-width="21779*"/>
    </style:style>
    <style:style style:name="Table5.C" style:family="table-column">
      <style:table-column-properties style:column-width="2.3125in" style:rel-column-width="21879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C1" style:family="table-cell">
      <style:table-cell-properties fo:padding="0.0382in" fo:border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P1" style:family="paragraph" style:parent-style-name="Heading_20_1">
      <style:paragraph-properties fo:text-align="center" style:justify-single-word="false"/>
      <style:text-properties style:font-name="Avenir1" fo:font-size="10pt" style:font-size-asian="10pt" style:font-size-complex="10pt"/>
    </style:style>
    <style:style style:name="P2" style:family="paragraph" style:parent-style-name="Heading_20_2">
      <style:text-properties style:font-name="Avenir1" fo:font-size="10pt" fo:font-style="normal" style:font-size-asian="10pt" style:font-style-asian="normal" style:font-size-complex="10pt" style:font-style-complex="normal"/>
    </style:style>
    <style:style style:name="P3" style:family="paragraph" style:parent-style-name="Heading_20_3">
      <style:text-properties style:font-name="Avenir1" fo:font-size="10pt" style:font-size-asian="10pt" style:font-size-complex="10pt"/>
    </style:style>
    <style:style style:name="P4" style:family="paragraph" style:parent-style-name="Table_20_Contents">
      <style:text-properties style:font-name="Avenir1" fo:font-size="10pt" style:font-size-asian="10pt" style:font-size-complex="10pt"/>
    </style:style>
    <style:style style:name="P5" style:family="paragraph" style:parent-style-name="Table_20_Contents">
      <style:text-properties fo:color="#000000" style:font-name="Avenir" fo:font-size="10pt" style:font-name-asian="Consolas" style:font-size-asian="10pt" style:font-name-complex="Consolas" style:font-size-complex="10pt"/>
    </style:style>
    <style:style style:name="P6" style:family="paragraph" style:parent-style-name="Table_20_Contents">
      <style:text-properties fo:color="#000000" style:font-name="Avenir1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P7" style:family="paragraph" style:parent-style-name="Text_20_body">
      <style:text-properties style:font-name="Avenir1" fo:font-size="10pt" style:font-size-asian="10pt" style:font-size-complex="10pt"/>
    </style:style>
    <style:style style:name="P8" style:family="paragraph" style:parent-style-name="Text_20_body">
      <style:paragraph-properties fo:text-align="center" style:justify-single-word="false"/>
      <style:text-properties style:font-name="Avenir1" fo:font-size="10pt" style:font-size-asian="10pt" style:font-size-complex="10pt"/>
    </style:style>
    <style:style style:name="P9" style:family="paragraph" style:parent-style-name="Text_20_body">
      <style:text-properties style:font-name="Avenir1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 style:text-autospace="none"/>
      <style:text-properties fo:color="#000000" style:font-name="Avenir" fo:font-size="10pt" style:font-name-asian="Consolas" style:font-size-asian="10pt" style:font-name-complex="Consolas" style:font-size-complex="1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color="#000000" fo:font-size="12pt" fo:font-style="normal" style:font-name-asian="Consolas" style:font-size-asian="12pt" style:font-style-asian="normal" style:font-name-complex="Consolas" style:font-size-complex="12pt" style:font-style-complex="normal"/>
    </style:style>
    <style:style style:name="T3" style:family="text">
      <style:text-properties fo:color="#000000" fo:font-style="normal" style:font-name-asian="Consolas" style:font-style-asian="normal" style:font-name-complex="Consolas" style:font-style-complex="normal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Involvist API </text:h>
      <text:h text:style-name="P1" text:outline-level="1">v.1.0.0</text:h>
      <text:p text:style-name="P8"/>
      <text:h text:style-name="P3" text:outline-level="3">OAuth2 Token Grant</text:h>
      <text:p text:style-name="P7">Endpoint URI: /oauth/token</text:p>
      <text:p text:style-name="P7">Method: POST</text:p>
      <text:p text:style-name="P7">Content: x-www-form-urlencoded</text:p>
      <text:p text:style-name="P7">Parameters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">grant_type</text:p>
          </table:table-cell>
          <table:table-cell table:style-name="Table1.A1" office:value-type="string">
            <text:p text:style-name="P4">“password”</text:p>
          </table:table-cell>
          <table:table-cell table:style-name="Table1.C1" office:value-type="string">
            <text:p text:style-name="P4">string</text:p>
          </table:table-cell>
        </table:table-row>
        <table:table-row>
          <table:table-cell table:style-name="Table1.A2" office:value-type="string">
            <text:p text:style-name="P4">username</text:p>
          </table:table-cell>
          <table:table-cell table:style-name="Table1.A2" office:value-type="string">
            <text:p text:style-name="P4">Registered user name</text:p>
          </table:table-cell>
          <table:table-cell table:style-name="Table1.C2" office:value-type="string">
            <text:p text:style-name="P4">string</text:p>
          </table:table-cell>
        </table:table-row>
        <table:table-row>
          <table:table-cell table:style-name="Table1.A2" office:value-type="string">
            <text:p text:style-name="P4">password</text:p>
          </table:table-cell>
          <table:table-cell table:style-name="Table1.A2" office:value-type="string">
            <text:p text:style-name="P4">Registered user password</text:p>
          </table:table-cell>
          <table:table-cell table:style-name="Table1.C2" office:value-type="string">
            <text:p text:style-name="P4">string</text:p>
          </table:table-cell>
        </table:table-row>
        <table:table-row>
          <table:table-cell table:style-name="Table1.A2" office:value-type="string">
            <text:p text:style-name="P4">client_id</text:p>
          </table:table-cell>
          <table:table-cell table:style-name="Table1.A2" office:value-type="string">
            <text:p text:style-name="P4">Pre-registered Involvist App Client ID</text:p>
          </table:table-cell>
          <table:table-cell table:style-name="Table1.C2" office:value-type="string">
            <text:p text:style-name="P4">string</text:p>
          </table:table-cell>
        </table:table-row>
      </table:table>
      <text:p text:style-name="P7"/>
      <text:h text:style-name="P3" text:outline-level="3">New User Registration</text:h>
      <text:p text:style-name="P7">Endpoint URI: api/v1/registration</text:p>
      <text:p text:style-name="P7">Method: POST</text:p>
      <text:p text:style-name="P7">Content: x-www-form-urlencoded</text:p>
      <text:p text:style-name="P7">Parameters:</text:p>
      <table:table table:name="Parameters" table:style-name="Parameters">
        <table:table-column table:style-name="Parameters.A" table:number-columns-repeated="3"/>
        <table:table-row>
          <table:table-cell table:style-name="Parameters.A1" office:value-type="string">
            <text:p text:style-name="P4">real_name</text:p>
          </table:table-cell>
          <table:table-cell table:style-name="Parameters.A1" office:value-type="string">
            <text:p text:style-name="P4">User's legal name</text:p>
          </table:table-cell>
          <table:table-cell table:style-name="Parameters.C1" office:value-type="string">
            <text:p text:style-name="P4">string</text:p>
          </table:table-cell>
        </table:table-row>
        <table:table-row>
          <table:table-cell table:style-name="Parameters.A2" office:value-type="string">
            <text:p text:style-name="P4">password</text:p>
          </table:table-cell>
          <table:table-cell table:style-name="Parameters.A2" office:value-type="string">
            <text:p text:style-name="P4">User's selected password</text:p>
          </table:table-cell>
          <table:table-cell table:style-name="Parameters.C2" office:value-type="string">
            <text:p text:style-name="P4">string</text:p>
          </table:table-cell>
        </table:table-row>
        <table:table-row>
          <table:table-cell table:style-name="Parameters.A2" office:value-type="string">
            <text:p text:style-name="P4">email</text:p>
          </table:table-cell>
          <table:table-cell table:style-name="Parameters.A2" office:value-type="string">
            <text:p text:style-name="P4">User's email</text:p>
          </table:table-cell>
          <table:table-cell table:style-name="Parameters.C2" office:value-type="string">
            <text:p text:style-name="P4">string</text:p>
          </table:table-cell>
        </table:table-row>
      </table:table>
      <text:p text:style-name="P7"/>
      <text:h text:style-name="P2" text:outline-level="2">All Bills </text:h>
      <text:p text:style-name="P9">Endpoint: /api/v1/bills</text:p>
      <text:p text:style-name="P9">Method: GET</text:p>
      <text:p text:style-name="P9">Content: x-www-form-urlencoded</text:p>
      <text:p text:style-name="P7">Parameters: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None for all bills</text:p>
          </table:table-cell>
          <table:table-cell table:style-name="Table2.A1" office:value-type="string">
            <text:p text:style-name="P4"/>
          </table:table-cell>
          <table:table-cell table:style-name="Table2.C1" office:value-type="string">
            <text:p text:style-name="P4"/>
          </table:table-cell>
        </table:table-row>
      </table:table>
      <text:p text:style-name="P9"/>
      <text:p text:style-name="P9">Headers: </text:p>
      <text:p text:style-name="P9"><text:tab/>Authorization: Bearer {authorization token}</text:p>
      <text:p text:style-name="P9"><text:soft-page-break/></text:p>
      <text:h text:style-name="P2" text:outline-level="2">Query Bills </text:h>
      <text:p text:style-name="P9">Endpoint: /api/v1/bills</text:p>
      <text:p text:style-name="P9">Method: GET</text:p>
      <text:p text:style-name="P9">Content: x-www-form-urlencoded</text:p>
      <text:p text:style-name="P7">Parameters: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4">q</text:p>
          </table:table-cell>
          <table:table-cell table:style-name="Table4.A1" office:value-type="string">
            <text:p text:style-name="P4"><text:span text:style-name="T3">Optional, s</text:span>earch query that looks for the string in the number, title, primary_subject, description, summary, and tags fields.</text:p>
            <text:p text:style-name="P4">Example: <text:s/><text:span text:style-name="T1">/api/v1/bills?q=abortion</text:span></text:p>
          </table:table-cell>
          <table:table-cell table:style-name="Table4.C1" office:value-type="string">
            <text:p text:style-name="P4">string</text:p>
          </table:table-cell>
        </table:table-row>
      </table:table>
      <text:p text:style-name="P9"/>
      <text:p text:style-name="P9">Headers: </text:p>
      <text:p text:style-name="P9"><text:tab/>Authorization: Bearer {authorization token}</text:p>
      <text:h text:style-name="P2" text:outline-level="2"/>
      <text:h text:style-name="P2" text:outline-level="2">Filter Bills </text:h>
      <text:p text:style-name="P9">Endpoint: /api/v1/bills</text:p>
      <text:p text:style-name="P9">Method: GET</text:p>
      <text:p text:style-name="P9">Content: x-www-form-urlencoded</text:p>
      <text:p text:style-name="P7">Parameters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4">Any field in a Bill - </text:p>
            <text:p text:style-name="P5">congress,</text:p>
            <text:p text:style-name="P10">number,</text:p>
            <text:p text:style-name="P10">bill,</text:p>
            <text:p text:style-name="P10">bill_uri,</text:p>
            <text:p text:style-name="P10">title,</text:p>
            <text:p text:style-name="P10">sponsor,</text:p>
            <text:p text:style-name="P10">sponsor_id,</text:p>
            <text:p text:style-name="P10">sponsor_uri,</text:p>
            <text:p text:style-name="P10">sponsor_party,</text:p>
            <text:p text:style-name="P10">sponsor_state,</text:p>
            <text:p text:style-name="P10">gpo_pdf_uri,</text:p>
            <text:p text:style-name="P10">congressdotgov_url,</text:p>
            <text:p text:style-name="P10">govtrack_url,</text:p>
            <text:p text:style-name="P10">introduced_date,</text:p>
            <text:p text:style-name="P10">active,</text:p>
            <text:p text:style-name="P10">house_passage,</text:p>
            <text:p text:style-name="P10">senate_passage,</text:p>
            <text:p text:style-name="P10">enacted,</text:p>
            <text:p text:style-name="P10"><text:soft-page-break/>vetoed, <text:s text:c="3"/></text:p>
            <text:p text:style-name="P10">cosponsors,</text:p>
            <text:p text:style-name="P10">primary_subject,</text:p>
            <text:p text:style-name="P10">committees, <text:s text:c="3"/></text:p>
            <text:p text:style-name="P10"><text:tab/>latest_major_action_date,</text:p>
            <text:p text:style-name="P10">latest_major_action,</text:p>
            <text:p text:style-name="P10">last_vote_date,</text:p>
            <text:p text:style-name="P10">house_passage_vote,</text:p>
            <text:p text:style-name="P10">senate_passage_vote,</text:p>
            <text:p text:style-name="P10">summary,</text:p>
            <text:p text:style-name="P10">summary_short,</text:p>
            <text:p text:style-name="P10">versions,</text:p>
            <text:p text:style-name="P10">actions,</text:p>
            <text:p text:style-name="P10">tags,</text:p>
            <text:p text:style-name="P10">description</text:p>
          </table:table-cell>
          <table:table-cell table:style-name="Table5.A1" office:value-type="string">
            <text:p text:style-name="P6">Optional, restricts bills to those that meet the filter criteria. <text:s/></text:p>
            <text:p text:style-name="P6">Example: /api/v1/bills?congress=115&amp;sponsor=Ted Cruz</text:p>
            <text:p text:style-name="P6"/>
            <text:p text:style-name="P6">Note: Filters can be combined with a query. <text:s/>Example:</text:p>
            <text:p text:style-name="P6">/api/v1/bills?q=Guns &amp;congress=115</text:p>
          </table:table-cell>
          <table:table-cell table:style-name="Table5.C1" office:value-type="string">
            <text:p text:style-name="P4">string</text:p>
          </table:table-cell>
        </table:table-row>
      </table:table>
      <text:p text:style-name="P9"/>
      <text:p text:style-name="P9">Headers: </text:p>
      <text:p text:style-name="P9"><text:tab/>Authorization: Bearer {authorization token}</text:p>
      <text:h text:style-name="P2" text:outline-level="2">Bill By Number</text:h>
      <text:p text:style-name="P9">Endpoint: /api/v1/bills/:number</text:p>
      <text:p text:style-name="P9">Method: GET</text:p>
      <text:p text:style-name="P9">Content: x-www-form-urlencoded</text:p>
      <text:p text:style-name="P7">Parameters: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4">number</text:p>
          </table:table-cell>
          <table:table-cell table:style-name="Table3.A1" office:value-type="string">
            <text:p text:style-name="P4">Legislation bill number.</text:p>
            <text:p text:style-name="P4">i.e. “H.R.4881”</text:p>
          </table:table-cell>
          <table:table-cell table:style-name="Table3.C1" office:value-type="string">
            <text:p text:style-name="P4">string</text:p>
          </table:table-cell>
        </table:table-row>
      </table:table>
      <text:p text:style-name="P9"/>
      <text:p text:style-name="P9">Headers: </text:p>
      <text:p text:style-name="P9"><text:tab/>Authorization: Bearer {authorization token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venir" svg:font-family="Avenir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venir1" svg:font-family="Aveni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Hansen-Rojas</meta:initial-creator>
    <meta:creation-date>2017-04-25T23:03:41</meta:creation-date>
    <dc:date>2017-04-27T20:58:57</dc:date>
    <dc:creator>Ruben Hansen-Rojas</dc:creator>
    <meta:editing-duration>PT3H24M46S</meta:editing-duration>
    <meta:editing-cycles>28</meta:editing-cycles>
    <meta:generator>OpenOffice/4.1.3$Unix OpenOffice.org_project/413m1$Build-9783</meta:generator>
    <meta:document-statistic meta:table-count="6" meta:image-count="0" meta:object-count="0" meta:page-count="3" meta:paragraph-count="109" meta:word-count="214" meta:character-count="1915"/>
  </office:meta>
</office:document-meta>
</file>